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paragraph-properties fo:margin-left="1.245cm" fo:margin-right="0cm" fo:text-indent="0cm" style:auto-text-indent="false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10pt" style:font-size-asian="10pt" style:font-size-complex="10pt"/>
    </style:style>
    <style:style style:name="T1" style:family="text">
      <style:text-properties style:use-window-font-color="true" style:font-name="Courier New" fo:font-size="10pt" style:text-underline-style="none" style:font-size-asian="10pt" style:font-size-complex="10pt"/>
    </style:style>
    <style:style style:name="T2" style:family="text">
      <style:text-properties style:use-window-font-color="true" style:font-name="Courier New" style:text-underline-style="none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hing strange happened today.</text:p>
      <text:p text:style-name="Standard"/>
      <text:p text:style-name="Standard">I'm currently writing all my pet project (BEFE) code in C++. <text:s/>Well, I finally got my OS directory walker working, here's a sample of the code that does it (plus it give you an idea how easy it is to write using C++ and BEFE)...</text:p>
      <text:p text:style-name="Standard"/>
      <text:p text:style-name="P3">#include "BEFE.h"</text:p>
      <text:p text:style-name="P3"/>
      <text:p text:style-name="P3">Status Walker(String const &amp;subDir, Int32 &amp;context) {</text:p>
      <text:p text:style-name="P3"><text:s text:c="2"/>context++;</text:p>
      <text:p text:style-name="P3"><text:s text:c="2"/>return Error::None;</text:p>
      <text:p text:style-name="P3">}</text:p>
      <text:p text:style-name="P3"/>
      <text:p text:style-name="P3">Status trythis() {</text:p>
      <text:p text:style-name="P3"/>
      <text:p text:style-name="P3"><text:s text:c="2"/>Status <text:s/>status;</text:p>
      <text:p text:style-name="P3"><text:s text:c="2"/>Time <text:s text:c="3"/>start;</text:p>
      <text:p text:style-name="P3"><text:s text:c="2"/>Time <text:s text:c="3"/>end;</text:p>
      <text:p text:style-name="P3"><text:s text:c="2"/>Int32 <text:s text:c="2"/>counter;</text:p>
      <text:p text:style-name="P3"/>
      <text:p text:style-name="P3"><text:s text:c="2"/>const char *dir = "c:/";</text:p>
      <text:p text:style-name="P3"/>
      <text:p text:style-name="P3"><text:s text:c="2"/>counter = 0;</text:p>
      <text:p text:style-name="P3"><text:s text:c="2"/>start.Set();</text:p>
      <text:p text:style-name="P3"><text:s text:c="2"/>status = TheOS-&gt;Walk(dir,Walker,counter);</text:p>
      <text:p text:style-name="P3"><text:s text:c="2"/>end.Set();</text:p>
      <text:p text:style-name="P3"><text:s text:c="2"/>if (status) goto WALKFAILED;</text:p>
      <text:p text:style-name="P3"/>
      <text:p text:style-name="P3"><text:s text:c="2"/>Cout &lt;&lt; "There are " &lt;&lt; counter</text:p>
      <text:p text:style-name="P3"><text:s text:c="7"/>&lt;&lt; " Sub-Directories in " &lt;&lt; dir &lt;&lt; '\n';</text:p>
      <text:p text:style-name="P3"><text:s text:c="2"/>Cout &lt;&lt; " <text:s/>Elapsed time: " &lt;&lt; ToString(start,end) &lt;&lt; '\n';</text:p>
      <text:p text:style-name="P3"/>
      <text:p text:style-name="P3"><text:s text:c="2"/>goto OK;</text:p>
      <text:p text:style-name="P3"/>
      <text:p text:style-name="P3">WALKFAILED:</text:p>
      <text:p text:style-name="P3"><text:s text:c="2"/>Cout &lt;&lt; "Error from TheOS-&gt;Walk... " &lt;&lt; ErrorString(status) &lt;&lt; '\n';</text:p>
      <text:p text:style-name="P3"><text:s text:c="2"/>goto DONE;</text:p>
      <text:p text:style-name="P3">OK:</text:p>
      <text:p text:style-name="P3"><text:s text:c="2"/>status = Error::None;</text:p>
      <text:p text:style-name="P3"><text:s text:c="2"/>goto DONE;</text:p>
      <text:p text:style-name="P3"/>
      <text:p text:style-name="P3">DONE:</text:p>
      <text:p text:style-name="P3"/>
      <text:p text:style-name="P3"><text:s text:c="2"/>return status;</text:p>
      <text:p text:style-name="P3"/>
      <text:p text:style-name="P3">}</text:p>
      <text:p text:style-name="P3"/>
      <text:p text:style-name="Standard">Notice, in the code above, I use <text:span text:style-name="T3">'/'</text:span> instead of Microsoft's silly <text:span text:style-name="T3">'\\'</text:span>. <text:s/>Sure, I can pass my code a '\' in the file names but it prefers <text:span text:style-name="T3">'/'</text:span> and switches only when it comes down to calling Microsoft's code. <text:s/>Cool, eh?</text:p>
      <text:p text:style-name="Standard"/>
      <text:p text:style-name="Standard">I'm not claiming to be unique in that move, GNU's compilers and tools to it too. <text:s/>But, of course, they're not "born and bred native" Microsoft speakers. <text:s/>Thank God for that point of view!</text:p>
      <text:p text:style-name="Standard"/>
      <text:p text:style-name="Standard">So, I ran it for <text:a xlink:type="simple" xlink:href="../../../../../../../../"><text:span text:style-name="T2">D:/</text:span></text:a>...</text:p>
      <text:p text:style-name="Standard"/>
      <text:p text:style-name="P3">D:\BEFE&gt;befe t</text:p>
      <text:p text:style-name="P3"/>
      <text:p text:style-name="P3">------------------------------------------------------------</text:p>
      <text:p text:style-name="P3">BEFE - Better Software</text:p>
      <text:p text:style-name="P3"><text:soft-page-break/></text:p>
      <text:p text:style-name="P3">Copyright (C) 2011 Bruce Ferris (UK), all rights reserved.</text:p>
      <text:p text:style-name="P3">------------------------------------------------------------</text:p>
      <text:p text:style-name="P3"/>
      <text:p text:style-name="P3">There are 14932 Sub-Directories in d:/</text:p>
      <text:p text:style-name="P3"><text:s text:c="2"/>Elapsed time: 1m40s214ms</text:p>
      <text:p text:style-name="P3"/>
      <text:p text:style-name="P3">------------------------------------------------------------</text:p>
      <text:p text:style-name="P3">Finished</text:p>
      <text:p text:style-name="P3">------------------------------------------------------------</text:p>
      <text:p text:style-name="P3"/>
      <text:p text:style-name="Standard">Fair enough that it took 1 minutes 40 seconds, try doing that in CMD.EXE with "dir /b" or whatever, and it'll take longer.</text:p>
      <text:p text:style-name="Standard"/>
      <text:p text:style-name="Standard">Then I ran it twice again (I'll leave out the headers this time)...</text:p>
      <text:p text:style-name="P1"/>
      <text:p text:style-name="P3">D:\BEFE&gt;befe t</text:p>
      <text:p text:style-name="P3"/>
      <text:p text:style-name="P3">There are 14932 Sub-Directories in d:/</text:p>
      <text:p text:style-name="P3"><text:s text:c="2"/>Elapsed time: 3s418ms</text:p>
      <text:p text:style-name="P3"/>
      <text:p text:style-name="P3">D:\BEFE&gt;befe t</text:p>
      <text:p text:style-name="P3"/>
      <text:p text:style-name="P3">There are 14932 Sub-Directories in d:/</text:p>
      <text:p text:style-name="P3"><text:s text:c="2"/>Elapsed time: 3s282ms</text:p>
      <text:p text:style-name="P3"/>
      <text:p text:style-name="Standard">This one's got me a bit stumped for the moment...</text:p>
      <text:p text:style-name="Standard"/>
      <text:p text:style-name="Standard">Why 1 minute 40 seconds the first time, and 3 seconds the subsequent times?</text:p>
      <text:p text:style-name="Standard"/>
      <text:p text:style-name="Standard">Is Microsoft caching stuff? <text:s/>I suppose it would be right and proper to do so.</text:p>
      <text:p text:style-name="Standard"/>
      <text:p text:style-name="Standard">Still, without a proper answer (but lots of questions) I changed it to do the same thing for <text:span text:style-name="T3">C:/</text:span>...</text:p>
      <text:p text:style-name="Standard"/>
      <text:p text:style-name="P1"/>
      <text:p text:style-name="P3">D:\BEFE&gt;befe t</text:p>
      <text:p text:style-name="P3"/>
      <text:p text:style-name="P3">There are 27415 Sub-Directories in c:/</text:p>
      <text:p text:style-name="P3"><text:s text:c="2"/>Elapsed time: 3m34s924ms</text:p>
      <text:p text:style-name="P3"/>
      <text:p text:style-name="P3">D:\BEFE&gt;befe t</text:p>
      <text:p text:style-name="P3"/>
      <text:p text:style-name="P3">There are 27415 Sub-Directories in c:/</text:p>
      <text:p text:style-name="P3"><text:s text:c="2"/>Elapsed time: 9s479ms</text:p>
      <text:p text:style-name="P3"/>
      <text:p text:style-name="P2"><text:a xlink:type="simple" xlink:href="../../../../../../../../BEFE"><text:span text:style-name="T1">D:\BEFE</text:span></text:a><text:span text:style-name="T4">&gt;</text:span></text:p>
      <text:p text:style-name="P3"/>
      <text:p text:style-name="Standard">Oddly enough, while this one was running, ZoneAlarm (that's the firewall I use) asked for permission for "befe" to access the internet. <text:s/>What the F? <text:s/>I don't have any code that tries to access the internet. <text:s/>Of course, I told it not to give it access.</text:p>
      <text:p text:style-name="Standard"/>
      <text:p text:style-name="Standard">Still, that's weird. <text:s/>It's almost like either the MinGW C++ library or Microsoft themselves are trying to go under the covers and report something to someone somewhere.</text:p>
      <text:p text:style-name="Standard"/>
      <text:p text:style-name="Standard">Hmmmm.... I'll keep an eye on THAT ONE!!!!</text:p>
      <text:p text:style-name="Standard"/>
      <text:p text:style-name="Standard">Well, I guess I'll just keep that and the timing questions in the back of my mind and see if I can come up with an answer as time goes on.</text:p>
      <text:p text:style-name="Standard"><text:soft-page-break/></text:p>
      <text:p text:style-name="Standard">Here you think you've got something figured out and weird and wonderful things happen. <text:s/>But, that's what life is like in the weird business we're in.</text:p>
      <text:p text:style-name="Standard"/>
      <text:p text:style-name="Standard">Later...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M40S</meta:editing-duration>
    <meta:editing-cycles>3</meta:editing-cycles>
    <meta:generator>OpenOffice.org/3.3$Win32 OpenOffice.org_project/330m20$Build-9567</meta:generator>
    <dc:date>2011-08-09T15:16:51.52</dc:date>
    <meta:document-statistic meta:table-count="0" meta:image-count="0" meta:object-count="0" meta:page-count="3" meta:paragraph-count="69" meta:word-count="530" meta:character-count="3279"/>
    <dc:creator>Bruce Ferris</dc:creator>
    <meta:user-defined meta:name="Info 1"/>
    <meta:user-defined meta:name="Info 2"/>
    <meta:user-defined meta:name="Info 3"/>
    <meta:user-defined meta:name="Info 4"/>
  </office:meta>
</office:document-meta>
</file>